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active</text:p>
          </table:table-cell>
          <table:table-cell office:value-type="string">
            <text:p>task</text:p>
          </table:table-cell>
          <table:table-cell office:value-type="string">
            <text:p>correlationIfMismatch</text:p>
          </table:table-cell>
          <table:table-cell table:number-columns-repeated="5"/>
        </table:table-row>
        <table:table-row table:style-name="ro2">
          <table:table-cell office:value-type="float" office:value="50.96203">
            <text:p>50,962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998076285509611">
            <text:p>-0,9980762855</text:p>
          </table:table-cell>
          <table:table-cell table:number-columns-repeated="5"/>
        </table:table-row>
        <table:table-row table:style-name="ro2">
          <table:table-cell office:value-type="float" office:value="48.0909725">
            <text:p>48,09097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381308018759123">
            <text:p>-0,0381308019</text:p>
          </table:table-cell>
          <table:table-cell table:number-columns-repeated="5"/>
        </table:table-row>
        <table:table-row table:style-name="ro2">
          <table:table-cell office:value-type="float" office:value="48.247384">
            <text:p>48,247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460003480195337">
            <text:p>-0,0046000348</text:p>
          </table:table-cell>
          <table:table-cell table:number-columns-repeated="5"/>
        </table:table-row>
        <table:table-row table:style-name="ro2">
          <table:table-cell office:value-type="float" office:value="39.8171918">
            <text:p>39,8171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000513043388708501">
            <text:p>-0,0005130434</text:p>
          </table:table-cell>
          <table:table-cell/>
          <table:table-cell>
            <draw:frame table:end-cell-address="Tabelle1.M25" table:end-x="1.989cm" table:end-y="0.101cm" draw:z-index="0" draw:style-name="gr1" draw:text-style-name="P1" svg:width="15.999cm" svg:height="8.999cm" svg:x="1.797cm" svg:y="0.135cm">
              <draw:object draw:notify-on-update-of-ranges="Tabelle1.D1:Tabelle1.D1 Tabelle1.D2:Tabelle1.D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39.6723105">
            <text:p>39,6723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00024849038663427">
            <text:p>-0,0002484904</text:p>
          </table:table-cell>
          <table:table-cell table:number-columns-repeated="5"/>
        </table:table-row>
        <table:table-row table:style-name="ro2">
          <table:table-cell office:value-type="float" office:value="42.1152416">
            <text:p>42,11524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-0.000000000129255883773993">
            <text:p>-1,29E-010</text:p>
          </table:table-cell>
          <table:table-cell table:number-columns-repeated="5"/>
        </table:table-row>
        <table:table-row table:style-name="ro2">
          <table:table-cell office:value-type="float" office:value="39.515899">
            <text:p>39,515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0.00000682851742772606">
            <text:p>6,83E-006</text:p>
          </table:table-cell>
          <table:table-cell table:number-columns-repeated="5"/>
        </table:table-row>
        <table:table-row table:style-name="ro2">
          <table:table-cell office:value-type="float" office:value="44.4082777">
            <text:p>44,40827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00775330534906027">
            <text:p>0,0007753305</text:p>
          </table:table-cell>
          <table:table-cell table:number-columns-repeated="5"/>
        </table:table-row>
        <table:table-row table:style-name="ro2">
          <table:table-cell office:value-type="float" office:value="34.9924735">
            <text:p>34,9924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177369454713949">
            <text:p>0,0017736945</text:p>
          </table:table-cell>
          <table:table-cell table:number-columns-repeated="5"/>
        </table:table-row>
        <table:table-row table:style-name="ro2">
          <table:table-cell office:value-type="float" office:value="34.8355597">
            <text:p>34,8355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302514717611158">
            <text:p>0,0030251472</text:p>
          </table:table-cell>
          <table:table-cell table:number-columns-repeated="5"/>
        </table:table-row>
        <table:table-row table:style-name="ro2">
          <table:table-cell office:value-type="float" office:value="44.1064836">
            <text:p>44,10648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324398246770902">
            <text:p>0,0032439825</text:p>
          </table:table-cell>
          <table:table-cell table:number-columns-repeated="5"/>
        </table:table-row>
        <table:table-row table:style-name="ro2">
          <table:table-cell office:value-type="float" office:value="16.8078448">
            <text:p>16,80784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0484806761268181">
            <text:p>0,0048480676</text:p>
          </table:table-cell>
          <table:table-cell table:number-columns-repeated="5"/>
        </table:table-row>
        <table:table-row table:style-name="ro2">
          <table:table-cell office:value-type="float" office:value="29.9321521">
            <text:p>29,9321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623962066913175">
            <text:p>0,0062396207</text:p>
          </table:table-cell>
          <table:table-cell table:number-columns-repeated="5"/>
        </table:table-row>
        <table:table-row table:style-name="ro2">
          <table:table-cell office:value-type="float" office:value="52.6830604">
            <text:p>52,6830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21994019105013">
            <text:p>0,0121994019</text:p>
          </table:table-cell>
          <table:table-cell table:number-columns-repeated="5"/>
        </table:table-row>
        <table:table-row table:style-name="ro2">
          <table:table-cell office:value-type="float" office:value="16.6644669">
            <text:p>16,66446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55266495464734">
            <text:p>0,0255266495</text:p>
          </table:table-cell>
          <table:table-cell table:number-columns-repeated="5"/>
        </table:table-row>
        <table:table-row table:style-name="ro2">
          <table:table-cell office:value-type="float" office:value="35.1363515">
            <text:p>35,13635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3505772283317">
            <text:p>0,0273505772</text:p>
          </table:table-cell>
          <table:table-cell table:number-columns-repeated="5"/>
        </table:table-row>
        <table:table-row table:style-name="ro2">
          <table:table-cell office:value-type="float" office:value="39.3705159">
            <text:p>39,3705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35315918830667">
            <text:p>0,0335315919</text:p>
          </table:table-cell>
          <table:table-cell table:number-columns-repeated="5"/>
        </table:table-row>
        <table:table-row table:style-name="ro2">
          <table:table-cell office:value-type="float" office:value="52.5266484">
            <text:p>52,52664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1440272015944">
            <text:p>0,251440272</text:p>
          </table:table-cell>
          <table:table-cell table:number-columns-repeated="5"/>
        </table:table-row>
        <table:table-row table:style-name="ro2">
          <table:table-cell office:value-type="float" office:value="46.0942161">
            <text:p>46,09421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446968877116694">
            <text:p>0,4469688771</text:p>
          </table:table-cell>
          <table:table-cell table:number-columns-repeated="5"/>
        </table:table-row>
        <table:table-row table:style-name="ro2">
          <table:table-cell office:value-type="float" office:value="16.5060507">
            <text:p>16,50605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79261654091378">
            <text:p>0,5792616541</text:p>
          </table:table-cell>
          <table:table-cell table:number-columns-repeated="5"/>
        </table:table-row>
        <table:table-row table:style-name="ro2">
          <table:table-cell office:value-type="float" office:value="43.9611003">
            <text:p>43,9611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51297992666434">
            <text:p>0,6512979927</text:p>
          </table:table-cell>
          <table:table-cell table:number-columns-repeated="5"/>
        </table:table-row>
        <table:table-row table:style-name="ro2">
          <table:table-cell office:value-type="float" office:value="35.291761">
            <text:p>35,2917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656619035500924">
            <text:p>0,6566190355</text:p>
          </table:table-cell>
          <table:table-cell table:number-columns-repeated="5"/>
        </table:table-row>
        <table:table-row table:style-name="ro2">
          <table:table-cell office:value-type="float" office:value="29.7747376">
            <text:p>29,7747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50632066635842">
            <text:p>0,8506320666</text:p>
          </table:table-cell>
          <table:table-cell table:number-columns-repeated="5"/>
        </table:table-row>
        <table:table-row table:style-name="ro2">
          <table:table-cell office:value-type="float" office:value="45.9357986">
            <text:p>45,93579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5547002111439">
            <text:p>0,8554700211</text:p>
          </table:table-cell>
          <table:table-cell table:number-columns-repeated="5"/>
        </table:table-row>
        <table:table-row table:style-name="ro2">
          <table:table-cell office:value-type="float" office:value="39.2261358">
            <text:p>39,22613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75087341946717">
            <text:p>0,8750873419</text:p>
          </table:table-cell>
          <table:table-cell table:number-columns-repeated="5"/>
        </table:table-row>
        <table:table-row table:style-name="ro2">
          <table:table-cell office:value-type="float" office:value="18.6147757">
            <text:p>18,61477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8146973087634">
            <text:p>0,9481469731</text:p>
          </table:table-cell>
          <table:table-cell table:number-columns-repeated="5"/>
        </table:table-row>
        <table:table-row table:style-name="ro2">
          <table:table-cell office:value-type="float" office:value="18.7701847">
            <text:p>18,77018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58115481871269">
            <text:p>0,9581154819</text:p>
          </table:table-cell>
          <table:table-cell table:number-columns-repeated="5"/>
        </table:table-row>
        <table:table-row table:style-name="ro2">
          <table:table-cell office:value-type="float" office:value="35.4466685">
            <text:p>35,4466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84454362500369">
            <text:p>0,9844543625</text:p>
          </table:table-cell>
          <table:table-cell table:number-columns-repeated="5"/>
        </table:table-row>
        <table:table-row table:style-name="ro2">
          <table:table-cell office:value-type="float" office:value="33.3280913">
            <text:p>33,32809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88151569538647">
            <text:p>0,9881515695</text:p>
          </table:table-cell>
          <table:table-cell table:number-columns-repeated="5"/>
        </table:table-row>
        <table:table-row table:style-name="ro2">
          <table:table-cell office:value-type="float" office:value="33.7647408">
            <text:p>33,76474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88298889920409">
            <text:p>0,9882988899</text:p>
          </table:table-cell>
          <table:table-cell table:number-columns-repeated="5"/>
        </table:table-row>
        <table:table-row table:style-name="ro2">
          <table:table-cell office:value-type="float" office:value="16.1937282">
            <text:p>16,19372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95868611242285">
            <text:p>0,9958686112</text:p>
          </table:table-cell>
          <table:table-cell table:number-columns-repeated="5"/>
        </table:table-row>
        <table:table-row table:style-name="ro2">
          <table:table-cell office:value-type="float" office:value="36.2307325">
            <text:p>36,23073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600417901249">
            <text:p>0,996004179</text:p>
          </table:table-cell>
          <table:table-cell table:number-columns-repeated="5"/>
        </table:table-row>
        <table:table-row table:style-name="ro2">
          <table:table-cell office:value-type="float" office:value="38.9338664">
            <text:p>38,9338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7693109967916">
            <text:p>0,99769311</text:p>
          </table:table-cell>
          <table:table-cell table:number-columns-repeated="3"/>
          <table:table-cell table:formula="of:=MEDIAN([.D2:.D50])" office:value-type="float" office:value="0.875087341946717">
            <text:p>0,8750873419</text:p>
          </table:table-cell>
          <table:table-cell office:value-type="string">
            <text:p>Median</text:p>
          </table:table-cell>
        </table:table-row>
        <table:table-row table:style-name="ro2">
          <table:table-cell office:value-type="float" office:value="22.992801">
            <text:p>22,9928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858283189967">
            <text:p>0,9985828319</text:p>
          </table:table-cell>
          <table:table-cell table:number-columns-repeated="3"/>
          <table:table-cell table:formula="of:=AVERAGE([.D2:.D50])" office:value-type="float" office:value="0.57335338696801">
            <text:p>0,573353387</text:p>
          </table:table-cell>
          <table:table-cell office:value-type="string">
            <text:p>Mittelwert</text:p>
          </table:table-cell>
        </table:table-row>
        <table:table-row table:style-name="ro2">
          <table:table-cell office:value-type="float" office:value="39.0827583">
            <text:p>39,08275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001280546612">
            <text:p>0,9990012805</text:p>
          </table:table-cell>
          <table:table-cell table:number-columns-repeated="5"/>
        </table:table-row>
        <table:table-row table:style-name="ro2">
          <table:table-cell office:value-type="float" office:value="43.6598075">
            <text:p>43,6598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99422636009047">
            <text:p>0,999422636</text:p>
          </table:table-cell>
          <table:table-cell table:number-columns-repeated="5"/>
        </table:table-row>
        <table:table-row table:style-name="ro2">
          <table:table-cell office:value-type="float" office:value="35.6025795">
            <text:p>35,60257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462642885964">
            <text:p>0,9994626429</text:p>
          </table:table-cell>
          <table:table-cell table:number-columns-repeated="5"/>
        </table:table-row>
        <table:table-row table:style-name="ro2">
          <table:table-cell office:value-type="float" office:value="35.7584902">
            <text:p>35,7584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462642885964">
            <text:p>0,9994626429</text:p>
          </table:table-cell>
          <table:table-cell table:number-columns-repeated="5"/>
        </table:table-row>
        <table:table-row table:style-name="ro2">
          <table:table-cell office:value-type="float" office:value="46.2511291">
            <text:p>46,25112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9482160582622">
            <text:p>0,9994821606</text:p>
          </table:table-cell>
          <table:table-cell table:number-columns-repeated="5"/>
        </table:table-row>
        <table:table-row table:style-name="ro2">
          <table:table-cell office:value-type="float" office:value="46.6973035">
            <text:p>46,69730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9547305434564">
            <text:p>0,9995473054</text:p>
          </table:table-cell>
          <table:table-cell table:number-columns-repeated="5"/>
        </table:table-row>
        <table:table-row table:style-name="ro2">
          <table:table-cell office:value-type="float" office:value="19.0830084">
            <text:p>19,08300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99622690290961">
            <text:p>0,9996226903</text:p>
          </table:table-cell>
          <table:table-cell table:number-columns-repeated="5"/>
        </table:table-row>
        <table:table-row table:style-name="ro2">
          <table:table-cell office:value-type="float" office:value="36.0713135">
            <text:p>36,07131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641774223341">
            <text:p>0,9996417742</text:p>
          </table:table-cell>
          <table:table-cell table:number-columns-repeated="5"/>
        </table:table-row>
        <table:table-row table:style-name="ro2">
          <table:table-cell office:value-type="float" office:value="46.5403903">
            <text:p>46,5403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9682998269478">
            <text:p>0,9996829983</text:p>
          </table:table-cell>
          <table:table-cell table:number-columns-repeated="5"/>
        </table:table-row>
        <table:table-row table:style-name="ro2">
          <table:table-cell office:value-type="float" office:value="35.9149015">
            <text:p>35,9149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953685193746">
            <text:p>0,9999536852</text:p>
          </table:table-cell>
          <table:table-cell table:number-columns-repeated="5"/>
        </table:table-row>
        <table:table-row table:style-name="ro2">
          <table:table-cell office:value-type="float" office:value="46.8406806">
            <text:p>46,84068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9997166266815">
            <text:p>0,9999971663</text:p>
          </table:table-cell>
          <table:table-cell table:number-columns-repeated="5"/>
        </table:table-row>
        <table:table-row table:style-name="ro2">
          <table:table-cell office:value-type="float" office:value="46.3965117">
            <text:p>46,39651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99997879930601">
            <text:p>0,9999978799</text:p>
          </table:table-cell>
          <table:table-cell table:number-columns-repeated="5"/>
        </table:table-row>
        <table:table-row table:style-name="ro2">
          <table:table-cell office:value-type="float" office:value="33.4729729">
            <text:p>33,47297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97976278379">
            <text:p>0,9999979763</text:p>
          </table:table-cell>
          <table:table-cell table:number-columns-repeated="5"/>
        </table:table-row>
        <table:table-row table:style-name="ro2">
          <table:table-cell office:value-type="float" office:value="18.9260959">
            <text:p>18,92609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99998783198333">
            <text:p>0,9999987832</text:p>
          </table:table-cell>
          <table:table-cell table:number-columns-repeated="5"/>
        </table:table-row>
        <table:table-row table:style-name="ro2">
          <table:table-cell office:value-type="float" office:value="33.618356">
            <text:p>33,6183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98833305628">
            <text:p>0,9999988333</text:p>
          </table:table-cell>
          <table:table-cell table:number-columns-repeated="5"/>
        </table:table-row>
        <table:table-row table:style-name="ro2">
          <table:table-cell office:value-type="float" office:value="8.6833583">
            <text:p>8,68335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.6891355">
            <text:p>13,6891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.844544">
            <text:p>13,844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.31378">
            <text:p>14,31378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.470191">
            <text:p>14,47019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.4076592">
            <text:p>15,407659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.5650734">
            <text:p>15,565073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.7214852">
            <text:p>15,721485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.8783979">
            <text:p>15,878397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.0358122">
            <text:p>16,035812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.3496384">
            <text:p>16,349638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.2550219">
            <text:p>17,255021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.4004045">
            <text:p>17,4004045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.557819">
            <text:p>17,55781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.7021993">
            <text:p>17,702199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.8460776">
            <text:p>17,846077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8.0039937">
            <text:p>18,0039937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8.1478722">
            <text:p>18,147872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9.7116632">
            <text:p>19,711663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9.8685762">
            <text:p>19,868576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0244869">
            <text:p>20,024486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1808987">
            <text:p>20,1808987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3378119">
            <text:p>20,337811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4937219">
            <text:p>20,493721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6496326">
            <text:p>20,649632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8060441">
            <text:p>20,806044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0.9624559">
            <text:p>20,962455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1183666">
            <text:p>21,118366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2752791">
            <text:p>21,275279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4321921">
            <text:p>21,432192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5876016">
            <text:p>21,587601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7450156">
            <text:p>21,745015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1.9009261">
            <text:p>21,900926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2.0573378">
            <text:p>22,0573378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2.2137496">
            <text:p>22,213749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2.3691588">
            <text:p>22,3691588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2.5265733">
            <text:p>22,526573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4.3920684">
            <text:p>24,3920684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4.5479789">
            <text:p>24,547978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4.7048916">
            <text:p>24,704891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4.8618051">
            <text:p>24,861805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0051824">
            <text:p>25,0051824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1635992">
            <text:p>25,1635992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3069762">
            <text:p>25,3069762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4643908">
            <text:p>25,464390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6198008">
            <text:p>25,619800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5.7762117">
            <text:p>25,7762117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6.9828883">
            <text:p>26,982888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7.1393">
            <text:p>27,139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7.296714">
            <text:p>27,296714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7.4521238">
            <text:p>27,452123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7.6085353">
            <text:p>27,608535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7.7654485">
            <text:p>27,7654485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8.3790638">
            <text:p>28,379063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8.5354753">
            <text:p>28,535475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8.6908846">
            <text:p>28,690884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8.8472963">
            <text:p>28,847296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9.0087211">
            <text:p>29,008721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9.1596183">
            <text:p>29,159618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9.3155293">
            <text:p>29,315529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9.4734443">
            <text:p>29,473444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29.6318621">
            <text:p>29,631862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30.8500683">
            <text:p>30,850068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1.6185918">
            <text:p>31,6185918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1.7734995">
            <text:p>31,773499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1.9319166">
            <text:p>31,9319166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088328">
            <text:p>32,088328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2447403">
            <text:p>32,244740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40065">
            <text:p>32,4006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5580643">
            <text:p>32,558064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7009406">
            <text:p>32,7009406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2.8583551">
            <text:p>32,8583551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031483">
            <text:p>38,03148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183884">
            <text:p>38,183884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3222485">
            <text:p>38,322248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4656255">
            <text:p>38,465625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6215447">
            <text:p>38,6215447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8.7789587">
            <text:p>38,7789587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0.5892242">
            <text:p>40,5892242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0.7326015">
            <text:p>40,732601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0.8885119">
            <text:p>40,8885119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1.046929">
            <text:p>41,046929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1.1918105">
            <text:p>41,191810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1.9603336">
            <text:p>41,9603336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2.7443976">
            <text:p>42,744397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2.9008098">
            <text:p>42,900809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3.0572213">
            <text:p>43,057221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3.2010999">
            <text:p>43,201099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3.3670365">
            <text:p>43,3670365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3.503396">
            <text:p>43,50339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3.8036863">
            <text:p>43,8036863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4.866985">
            <text:p>44,866985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0118669">
            <text:p>45,011866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1677774">
            <text:p>45,1677774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3251916">
            <text:p>45,325191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4690699">
            <text:p>45,469069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6254819">
            <text:p>45,625481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5.7808911">
            <text:p>45,780891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009891">
            <text:p>49,00989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1572791">
            <text:p>49,157279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3061712">
            <text:p>49,3061712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4565671">
            <text:p>49,456567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6119761">
            <text:p>49,6119761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7688896">
            <text:p>49,768889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49.9263036">
            <text:p>49,9263036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51.430263">
            <text:p>51,43026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1.5861732">
            <text:p>51,586173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2.0564109">
            <text:p>52,056410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2.2138257">
            <text:p>52,2138257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2.3707389">
            <text:p>52,370738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2.9733243">
            <text:p>52,973324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1312401">
            <text:p>53,131240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2876521">
            <text:p>53,287652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4430613">
            <text:p>53,443061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5999741">
            <text:p>53,599974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7573883">
            <text:p>53,757388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3.9122963">
            <text:p>53,912296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4.0699139">
            <text:p>54,069913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4.2157985">
            <text:p>54,2157985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4.3601781">
            <text:p>54,360178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5.2876194">
            <text:p>55,287619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5.4445326">
            <text:p>55,444532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5.5879102">
            <text:p>55,587910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5.7468282">
            <text:p>55,746828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5.890707">
            <text:p>55,890707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6.0481216">
            <text:p>56,048121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6.2075411">
            <text:p>56,207541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6.359441">
            <text:p>56,35944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6.5178583">
            <text:p>56,517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6.6707605">
            <text:p>56,670760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</table:table>
      <table:database-ranges>
        <table:database-range table:name="__Anonymous_Sheet_DB__1" table:target-range-address="Tabelle1.A1:Tabelle1.D18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.04.2017</text:date>, <text:time>19:57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9:57:02.88</dc:date>
    <meta:document-statistic meta:table-count="1" meta:cell-count="594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91cm" svg:y="4.188cm" style:legend-expansion="high" chart:style-name="ch2"/>
        <chart:plot-area chart:style-name="ch3" table:cell-range-address="Tabelle1.D1:Tabelle1.D50" chart:data-source-has-labels="row" svg:x="0.77cm" svg:y="0.855cm" svg:width="10.581cm" svg:height="7.545cm">
          <chartooo:coordinate-region svg:x="1.603cm" svg:y="1.067cm" svg:width="9.561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50" chart:label-cell-address="Tabelle1.D1:Tabelle1.D1" chart:class="chart:scatter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IfMismatch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98076285509611">
                <text:p>-0.998076285509611</text:p>
                <draw:g>
                  <svg:desc>Tabelle1.D2:Tabelle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81308018759123">
                <text:p>-0.0381308018759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60003480195337">
                <text:p>-0.0046000348019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13043388708501">
                <text:p>-0.000513043388708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24849038663427">
                <text:p>-0.0002484903866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129255883773993">
                <text:p>-0.000000000129255883773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82851742772606">
                <text:p>0.00000682851742772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75330534906027">
                <text:p>0.000775330534906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7369454713949">
                <text:p>0.00177369454713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2514717611158">
                <text:p>0.00302514717611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4398246770902">
                <text:p>0.00324398246770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4806761268181">
                <text:p>0.00484806761268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23962066913175">
                <text:p>0.0062396206691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1994019105013">
                <text:p>0.0121994019105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5266495464734">
                <text:p>0.0255266495464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3505772283317">
                <text:p>0.0273505772283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5315918830667">
                <text:p>0.0335315918830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440272015944">
                <text:p>0.251440272015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6968877116694">
                <text:p>0.446968877116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9261654091378">
                <text:p>0.579261654091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1297992666434">
                <text:p>0.65129799266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6619035500924">
                <text:p>0.656619035500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0632066635842">
                <text:p>0.850632066635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547002111439">
                <text:p>0.85547002111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5087341946717">
                <text:p>0.875087341946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8146973087634">
                <text:p>0.948146973087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8115481871269">
                <text:p>0.958115481871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4454362500369">
                <text:p>0.984454362500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8151569538647">
                <text:p>0.988151569538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8298889920409">
                <text:p>0.988298889920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868611242285">
                <text:p>0.995868611242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600417901249">
                <text:p>0.99600417901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7693109967916">
                <text:p>0.997693109967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58283189967">
                <text:p>0.99858283189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001280546612">
                <text:p>0.999001280546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422636009047">
                <text:p>0.999422636009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462642885964">
                <text:p>0.999462642885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462642885964">
                <text:p>0.999462642885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482160582622">
                <text:p>0.999482160582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547305434564">
                <text:p>0.99954730543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622690290961">
                <text:p>0.999622690290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641774223341">
                <text:p>0.999641774223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682998269478">
                <text:p>0.999682998269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953685193746">
                <text:p>0.999953685193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997166266815">
                <text:p>0.999997166266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997879930601">
                <text:p>0.999997879930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997976278379">
                <text:p>0.999997976278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998783198333">
                <text:p>0.999998783198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998833305628">
                <text:p>0.99999883330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